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2" style:family="table">
      <style:table-properties style:width="25.7cm" table:align="margins" fo:background-color="transparent">
        <style:background-image/>
      </style:table-properties>
    </style:style>
    <style:style style:name="Tableau12.A" style:family="table-column">
      <style:table-column-properties style:column-width="0.266cm" style:rel-column-width="678*"/>
    </style:style>
    <style:style style:name="Tableau12.C" style:family="table-column">
      <style:table-column-properties style:column-width="0.268cm" style:rel-column-width="682*"/>
    </style:style>
    <style:style style:name="Tableau12.E" style:family="table-column">
      <style:table-column-properties style:column-width="0.27cm" style:rel-column-width="687*"/>
    </style:style>
    <style:style style:name="Tableau12.Ar" style:family="table-column">
      <style:table-column-properties style:column-width="0.303cm" style:rel-column-width="772*"/>
    </style:style>
    <style:style style:name="Tableau12.1" style:family="table-row">
      <style:table-row-properties fo:background-color="transparent">
        <style:background-image/>
      </style:table-row-properties>
    </style:style>
    <style:style style:name="Tableau12.A1" style:family="table-cell">
      <style:table-cell-properties fo:background-color="#0000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B1" style:family="table-cell">
      <style:table-cell-properties fo:background-color="#ff542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b1" style:family="table-cell">
      <style:table-cell-properties fo:background-color="#706e0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c1" style:family="table-cell">
      <style:table-cell-properties fo:background-color="#8d1d7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z1" style:family="table-cell">
      <style:table-cell-properties fo:background-color="#b2b2b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O1" style:family="table-cell">
      <style:table-cell-properties fo:background-color="#ff860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P1" style:family="table-cell">
      <style:table-cell-properties fo:background-color="#729fc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V1" style:family="table-cell">
      <style:table-cell-properties fo:background-color="#c9211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g1" style:family="table-cell">
      <style:table-cell-properties fo:background-color="#00a933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r1" style:family="table-cell">
      <style:table-cell-properties fo:background-color="#00a933" fo:padding="0.097cm" fo:border="0.5pt solid #000000" style:writing-mode="page">
        <style:background-image/>
      </style:table-cell-properties>
    </style:style>
    <style:style style:name="Tableau13" style:family="table">
      <style:table-properties style:width="25.7cm" table:align="margins" fo:background-color="transparent">
        <style:background-image/>
      </style:table-properties>
    </style:style>
    <style:style style:name="Tableau13.A" style:family="table-column">
      <style:table-column-properties style:column-width="2.141cm" style:rel-column-width="5461*"/>
    </style:style>
    <style:style style:name="Tableau13.L" style:family="table-column">
      <style:table-column-properties style:column-width="2.143cm" style:rel-column-width="5464*"/>
    </style:style>
    <style:style style:name="Tableau13.1" style:family="table-row">
      <style:table-row-properties fo:background-color="transparent">
        <style:background-image/>
      </style:table-row-properties>
    </style:style>
    <style:style style:name="Tableau1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3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Footer">
      <style:text-properties officeooo:paragraph-rsid="00910abc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bd9d" officeooo:paragraph-rsid="00910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910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officeooo:paragraph-rsid="00910abc"/>
    </style:style>
    <style:style style:name="P5" style:family="paragraph" style:parent-style-name="Standard">
      <style:text-properties style:use-window-font-color="true" officeooo:rsid="0012a5bb" officeooo:paragraph-rsid="003e86bf" fo:background-color="#729fcf"/>
    </style:style>
    <style:style style:name="P6" style:family="paragraph" style:parent-style-name="Standard">
      <style:text-properties style:use-window-font-color="true" officeooo:rsid="0012a5bb" officeooo:paragraph-rsid="003e86bf" fo:background-color="#00a933"/>
    </style:style>
    <style:style style:name="P7" style:family="paragraph" style:parent-style-name="Standard">
      <style:text-properties style:use-window-font-color="true" officeooo:rsid="0012a5bb" officeooo:paragraph-rsid="003e86bf" fo:background-color="#acb20c"/>
    </style:style>
    <style:style style:name="P8" style:family="paragraph" style:parent-style-name="Standard">
      <style:text-properties style:use-window-font-color="true" officeooo:rsid="0012a5bb" officeooo:paragraph-rsid="003e86bf" fo:background-color="#ff5429"/>
    </style:style>
    <style:style style:name="P9" style:family="paragraph" style:parent-style-name="Standard">
      <style:text-properties style:use-window-font-color="true" officeooo:rsid="003d95af" officeooo:paragraph-rsid="003e86bf" fo:background-color="#ff5429"/>
    </style:style>
    <style:style style:name="P10" style:family="paragraph" style:parent-style-name="Standard">
      <style:text-properties style:use-window-font-color="true" officeooo:rsid="0012a5bb" officeooo:paragraph-rsid="003e86bf" fo:background-color="#8d1d75"/>
    </style:style>
    <style:style style:name="P11" style:family="paragraph" style:parent-style-name="Standard">
      <style:text-properties style:use-window-font-color="true" officeooo:rsid="00219b0e" officeooo:paragraph-rsid="003e86bf" fo:background-color="transparent"/>
    </style:style>
    <style:style style:name="P12" style:family="paragraph" style:parent-style-name="Standard">
      <style:text-properties style:use-window-font-color="true" officeooo:rsid="0032d6cf" officeooo:paragraph-rsid="003e86bf" fo:background-color="transparent"/>
    </style:style>
    <style:style style:name="P13" style:family="paragraph" style:parent-style-name="Standard">
      <style:text-properties style:use-window-font-color="true" officeooo:rsid="00336d0d" officeooo:paragraph-rsid="003e86bf" fo:background-color="transparent"/>
    </style:style>
    <style:style style:name="P14" style:family="paragraph" style:parent-style-name="Standard">
      <style:text-properties style:use-window-font-color="true" officeooo:rsid="0012a5bb" officeooo:paragraph-rsid="003e86bf" fo:background-color="transparent"/>
    </style:style>
    <style:style style:name="P15" style:family="paragraph" style:parent-style-name="Standard">
      <style:text-properties style:use-window-font-color="true" officeooo:rsid="0035fdb4" officeooo:paragraph-rsid="003e86bf" fo:background-color="transparent"/>
    </style:style>
    <style:style style:name="P16" style:family="paragraph" style:parent-style-name="Standard">
      <style:text-properties style:use-window-font-color="true" officeooo:rsid="0020bb53" officeooo:paragraph-rsid="003e86bf" fo:background-color="#706e0c"/>
    </style:style>
    <style:style style:name="P17" style:family="paragraph" style:parent-style-name="Standard">
      <style:text-properties style:use-window-font-color="true" officeooo:rsid="0012a5bb" officeooo:paragraph-rsid="003e86bf" fo:background-color="#b2b2b2"/>
    </style:style>
    <style:style style:name="P18" style:family="paragraph" style:parent-style-name="Standard">
      <style:text-properties style:use-window-font-color="true" officeooo:rsid="003cfd47" officeooo:paragraph-rsid="003e86bf" fo:background-color="#b2b2b2"/>
    </style:style>
    <style:style style:name="P19" style:family="paragraph" style:parent-style-name="Standard">
      <style:text-properties style:use-window-font-color="true" officeooo:rsid="003d95af" officeooo:paragraph-rsid="003e86bf" fo:background-color="#000000"/>
    </style:style>
    <style:style style:name="P20" style:family="paragraph" style:parent-style-name="Standard">
      <style:text-properties officeooo:rsid="00cb4c7b" officeooo:paragraph-rsid="003e86bf"/>
    </style:style>
    <style:style style:name="P21" style:family="paragraph" style:parent-style-name="Standard">
      <style:text-properties officeooo:paragraph-rsid="003e86bf"/>
    </style:style>
    <style:style style:name="P22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95af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loext:graphic-properties draw:fill="none"/>
      <style:paragraph-properties fo:margin-left="-0.101cm" fo:margin-right="0cm" fo:text-align="center" style:justify-single-word="false" fo:text-indent="0cm" style:auto-text-indent="false" fo:background-color="transparent" text:number-lines="false" text:line-number="0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cfe141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d6cf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6d0d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9c8b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fd47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 style:master-page-name="Landscape">
      <style:paragraph-properties style:page-number="auto"/>
      <style:text-properties officeooo:paragraph-rsid="003e86bf"/>
    </style:style>
    <style:style style:name="P29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25cd" officeooo:paragraph-rsid="004925c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219b0e" fo:background-color="transparent" loext:char-shading-value="0"/>
    </style:style>
    <style:style style:name="T3" style:family="text">
      <style:text-properties officeooo:rsid="002b55e4" fo:background-color="transparent" loext:char-shading-value="0"/>
    </style:style>
    <style:style style:name="T4" style:family="text">
      <style:text-properties officeooo:rsid="0032d6cf" fo:background-color="transparent" loext:char-shading-value="0"/>
    </style:style>
    <style:style style:name="T5" style:family="text">
      <style:text-properties officeooo:rsid="0034ef5e" fo:background-color="transparent" loext:char-shading-value="0"/>
    </style:style>
    <style:style style:name="T6" style:family="text">
      <style:text-properties officeooo:rsid="0035fdb4" fo:background-color="transparent" loext:char-shading-value="0"/>
    </style:style>
    <style:style style:name="T7" style:family="text">
      <style:text-properties officeooo:rsid="0037ffed" fo:background-color="transparent" loext:char-shading-value="0"/>
    </style:style>
    <style:style style:name="T8" style:family="text">
      <style:text-properties officeooo:rsid="00336d0d" fo:background-color="transparent" loext:char-shading-value="0"/>
    </style:style>
    <style:style style:name="T9" style:family="text">
      <style:text-properties officeooo:rsid="0037a8cf" fo:background-color="transparent" loext:char-shading-value="0"/>
    </style:style>
    <style:style style:name="T10" style:family="text">
      <style:text-properties officeooo:rsid="00cb4c7b" fo:background-color="transparent" loext:char-shading-value="0"/>
    </style:style>
    <style:style style:name="T11" style:family="text">
      <style:text-properties officeooo:rsid="00219b0e"/>
    </style:style>
    <style:style style:name="T12" style:family="text">
      <style:text-properties style:use-window-font-color="true" fo:background-color="transparent" loext:char-shading-value="0"/>
    </style:style>
    <style:style style:name="T13" style:family="text">
      <style:text-properties style:use-window-font-color="true" officeooo:rsid="0034ef5e" fo:background-color="transparent" loext:char-shading-value="0"/>
    </style:style>
    <style:style style:name="T14" style:family="text">
      <style:text-properties style:use-window-font-color="true" officeooo:rsid="0035fdb4" fo:background-color="transparent" loext:char-shading-value="0"/>
    </style:style>
    <style:style style:name="T15" style:family="text">
      <style:text-properties style:use-window-font-color="true" officeooo:rsid="00336d0d" fo:background-color="transparent" loext:char-shading-value="0"/>
    </style:style>
    <style:style style:name="T16" style:family="text">
      <style:text-properties style:use-window-font-color="true" officeooo:rsid="0012a5bb" fo:background-color="transparent" loext:char-shading-value="0"/>
    </style:style>
    <style:style style:name="T17" style:family="text">
      <style:text-properties style:use-window-font-color="true" officeooo:rsid="00219b0e" fo:background-color="transparent" loext:char-shading-value="0"/>
    </style:style>
    <style:style style:name="T18" style:family="text">
      <style:text-properties style:use-window-font-color="true" officeooo:rsid="0012a5bb" fo:background-color="#ff3838" loext:char-shading-value="0"/>
    </style:style>
    <style:style style:name="T19" style:family="text">
      <style:text-properties fo:background-color="#ff860d" loext:char-shading-value="0"/>
    </style:style>
    <style:style style:name="T20" style:family="text">
      <style:text-properties officeooo:rsid="0032d6c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able:table table:name="Tableau12" table:style-name="Tableau12">
        <table:table-column table:style-name="Tableau12.A" table:number-columns-repeated="2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 table:number-columns-repeated="5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 table:number-columns-repeated="4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 table:number-columns-repeated="4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 table:number-columns-repeated="7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 table:number-columns-repeated="5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 table:number-columns-repeated="4"/>
        <table:table-column table:style-name="Tableau12.Ar"/>
        <table:table-row table:style-name="Tableau12.1">
          <table:table-cell table:style-name="Tableau12.A1" office:value-type="string">
            <text:p text:style-name="P22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1</text:p>
          </table:table-cell>
          <table:table-cell table:style-name="Tableau12.c1" office:value-type="string">
            <text:p text:style-name="P25">1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1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1</text:p>
          </table:table-cell>
          <table:table-cell table:style-name="Tableau12.c1" office:value-type="string">
            <text:p text:style-name="P25">1</text:p>
          </table:table-cell>
          <table:table-cell table:style-name="Tableau12.c1" office:value-type="string">
            <text:p text:style-name="P25">1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0</text:p>
          </table:table-cell>
          <table:table-cell table:style-name="Tableau12.z1" office:value-type="string">
            <text:p text:style-name="P26">0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0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0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0</text:p>
          </table:table-cell>
          <table:table-cell table:style-name="Tableau12.z1" office:value-type="string">
            <text:p text:style-name="P26">0</text:p>
          </table:table-cell>
          <table:table-cell table:style-name="Tableau12.AO1" office:value-type="string">
            <text:p text:style-name="P29">1</text:p>
          </table:table-cell>
          <table:table-cell table:style-name="Tableau12.AP1" office:value-type="string">
            <text:p text:style-name="P26">0</text:p>
          </table:table-cell>
          <table:table-cell table:style-name="Tableau12.AP1" office:value-type="string">
            <text:p text:style-name="P27">0</text:p>
          </table:table-cell>
          <table:table-cell table:style-name="Tableau12.AP1" office:value-type="string">
            <text:p text:style-name="P24">0</text:p>
          </table:table-cell>
          <table:table-cell table:style-name="Tableau12.AP1" office:value-type="string">
            <text:p text:style-name="P27">0</text:p>
          </table:table-cell>
          <table:table-cell table:style-name="Tableau12.AP1" office:value-type="string">
            <text:p text:style-name="P26">1</text:p>
          </table:table-cell>
          <table:table-cell table:style-name="Tableau12.AP1" office:value-type="string">
            <text:p text:style-name="P26">0</text:p>
          </table:table-cell>
          <table:table-cell table:style-name="Tableau12.AV1" office:value-type="string">
            <text:p text:style-name="P26">0</text:p>
          </table:table-cell>
          <table:table-cell table:style-name="Tableau12.AV1" office:value-type="string">
            <text:p text:style-name="P26">0</text:p>
          </table:table-cell>
          <table:table-cell table:style-name="Tableau12.AV1" office:value-type="string">
            <text:p text:style-name="P26">0</text:p>
          </table:table-cell>
          <table:table-cell table:style-name="Tableau12.AV1" office:value-type="string">
            <text:p text:style-name="P26">0</text:p>
          </table:table-cell>
          <table:table-cell table:style-name="Tableau12.AV1" office:value-type="string">
            <text:p text:style-name="P26">0</text:p>
          </table:table-cell>
          <table:table-cell table:style-name="Tableau12.AV1" office:value-type="string">
            <text:p text:style-name="P26">1</text:p>
          </table:table-cell>
          <table:table-cell table:style-name="Tableau12.AV1" office:value-type="string">
            <text:p text:style-name="P26">1</text:p>
          </table:table-cell>
          <table:table-cell table:style-name="Tableau12.AV1" office:value-type="string">
            <text:p text:style-name="P26">1</text:p>
          </table:table-cell>
          <table:table-cell table:style-name="Tableau12.AV1" office:value-type="string">
            <text:p text:style-name="P26">0</text:p>
          </table:table-cell>
          <table:table-cell table:style-name="Tableau12.AV1" office:value-type="string">
            <text:p text:style-name="P26">1</text:p>
          </table:table-cell>
          <table:table-cell table:style-name="Tableau12.AV1" office:value-type="string">
            <text:p text:style-name="P26">0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0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0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1</text:p>
          </table:table-cell>
          <table:table-cell table:style-name="Tableau12.Ar1" office:value-type="string">
            <text:p text:style-name="P26">0</text:p>
          </table:table-cell>
        </table:table-row>
      </table:table>
      <text:p text:style-name="P8"/>
      <table:table table:name="Tableau13" table:style-name="Tableau13">
        <table:table-column table:style-name="Tableau13.A" table:number-columns-repeated="11"/>
        <table:table-column table:style-name="Tableau13.L"/>
        <table:table-row table:style-name="Tableau13.1">
          <table:table-cell table:style-name="Tableau13.A1" office:value-type="string">
            <text:p text:style-name="P23">5B</text:p>
          </table:table-cell>
          <table:table-cell table:style-name="Tableau13.A1" office:value-type="string">
            <text:p text:style-name="P23">8B</text:p>
          </table:table-cell>
          <table:table-cell table:style-name="Tableau13.A1" office:value-type="string">
            <text:p text:style-name="P23">7A</text:p>
          </table:table-cell>
          <table:table-cell table:style-name="Tableau13.A1" office:value-type="string">
            <text:p text:style-name="P23">A0</text:p>
          </table:table-cell>
          <table:table-cell table:style-name="Tableau13.A1" office:value-type="string">
            <text:p text:style-name="P23">64</text:p>
          </table:table-cell>
          <table:table-cell table:style-name="Tableau13.A1" office:value-type="string">
            <text:p text:style-name="P23">38</text:p>
          </table:table-cell>
          <table:table-cell table:style-name="Tableau13.A1" office:value-type="string">
            <text:p text:style-name="P23">13</text:p>
          </table:table-cell>
          <table:table-cell table:style-name="Tableau13.A1" office:value-type="string">
            <text:p text:style-name="P23">6F</text:p>
          </table:table-cell>
          <table:table-cell table:style-name="Tableau13.A1" office:value-type="string">
            <text:p text:style-name="P23">01</text:p>
          </table:table-cell>
          <table:table-cell table:style-name="Tableau13.A1" office:value-type="string">
            <text:p text:style-name="P23">03</text:p>
          </table:table-cell>
          <table:table-cell table:style-name="Tableau13.A1" office:value-type="string">
            <text:p text:style-name="P23">AF</text:p>
          </table:table-cell>
          <table:table-cell table:style-name="Tableau13.L1" office:value-type="string">
            <text:p text:style-name="P23">6E</text:p>
          </table:table-cell>
        </table:table-row>
      </table:table>
      <text:p text:style-name="P8"/>
      <text:p text:style-name="P8"/>
      <text:p text:style-name="P19">1 bit « vide »</text:p>
      <text:p text:style-name="P9"/>
      <text:p text:style-name="P8">Lattitude<text:span text:style-name="T1"> </text:span><text:bookmark-start text:name="__DdeLink__1946_2937764822"/><text:span text:style-name="T2">= 26 bits</text:span><text:bookmark-end text:name="__DdeLink__1946_2937764822"/></text:p>
      <text:p text:style-name="P11"/>
      <text:p text:style-name="P16"><text:span text:style-name="T11">bit de signe pour longitude</text:span><text:span text:style-name="T2"> = 1 bit<text:tab/><text:tab/><text:tab/><text:tab/><text:tab/><text:tab/><text:tab/></text:span><text:span text:style-name="T4">Exemple des donneés :</text:span></text:p>
      <text:p text:style-name="P12"/>
      <text:p text:style-name="P10">Longitude<text:span text:style-name="T1"> </text:span><text:span text:style-name="T2">= </text:span><text:span text:style-name="T3">23 bits<text:tab/> <text:tab/><text:tab/><text:tab/><text:tab/><text:tab/><text:tab/><text:tab/><text:tab/></text:span><text:span text:style-name="T5">Latitude = 47995861 </text:span><text:span text:style-name="T6">(</text:span><text:span text:style-name="T3">÷ </text:span><text:span text:style-name="T7">1 000 000 </text:span><text:span text:style-name="T6">=47.995861) </text:span></text:p>
      <text:p text:style-name="P21"><text:tab/><text:tab/><text:tab/><text:tab/><text:tab/><text:tab/><text:tab/><text:tab/><text:tab/><text:tab/><text:tab/><text:span text:style-name="T15">Bit de signe = 0 (positif)</text:span></text:p>
      <text:p text:style-name="P17">Altitude<text:span text:style-name="T1"> </text:span><text:span text:style-name="T2">= 15 bits<text:tab/><text:tab/><text:tab/><text:tab/><text:tab/><text:tab/><text:tab/><text:tab/><text:tab/></text:span><text:span text:style-name="T8">Longitude = 205248 </text:span><text:span text:style-name="T6">(</text:span><text:span text:style-name="T2">÷ </text:span><text:span text:style-name="T7">1 000 000 </text:span><text:span text:style-name="T6">= 0.205248)</text:span></text:p>
      <text:p text:style-name="P17"><text:span text:style-name="T2"><text:tab/><text:tab/><text:tab/><text:tab/><text:tab/><text:tab/><text:tab/><text:tab/><text:tab/><text:tab/><text:tab/></text:span><text:span text:style-name="T9">Altitude = 19900 mètres</text:span></text:p>
      <text:p text:style-name="P18"><text:span text:style-name="T19">Bit de signe pour température</text:span><text:span text:style-name="T1"> = 1 bit<text:tab/><text:tab/><text:tab/><text:tab/><text:tab/><text:tab/><text:tab/></text:span><text:span text:style-name="T10">Bit de signe = 0 (positif)</text:span></text:p>
      <text:p text:style-name="P14"><text:tab/><text:tab/><text:tab/><text:tab/><text:tab/><text:tab/><text:tab/><text:tab/><text:tab/><text:tab/><text:tab/><text:span text:style-name="T20">Température = 2 °C</text:span></text:p>
      <text:p text:style-name="P5">Température<text:span text:style-name="T1"> </text:span><text:span text:style-name="T2">= 6 bits<text:tab/><text:tab/><text:tab/><text:tab/><text:tab/><text:tab/><text:tab/><text:tab/><text:tab/></text:span><text:span text:style-name="T4">Pression = 58 hPa</text:span></text:p>
      <text:p text:style-name="P5"><text:span text:style-name="T1"><text:tab/><text:tab/><text:tab/><text:tab/><text:tab/><text:tab/><text:tab/><text:tab/><text:tab/><text:tab/><text:tab/></text:span><text:span text:style-name="T4">Radiation = 3950 cpm</text:span></text:p>
      <text:p text:style-name="P21"><text:span text:style-name="T18">Pression</text:span><text:span text:style-name="T16"> </text:span><text:span text:style-name="T17">= 11 bits</text:span><text:span text:style-name="T13"><text:tab/><text:tab/><text:tab/><text:tab/><text:tab/><text:tab/><text:tab/><text:tab/><text:tab/><text:tab/><text:tab/><text:tab/><text:tab/><text:tab/></text:span></text:p>
      <text:p text:style-name="P15"><text:tab/></text:p>
      <text:p text:style-name="P6">Radiation<text:span text:style-name="T1"> </text:span><text:span text:style-name="T2">= 12 bits</text:span></text:p>
      <text:p text:style-name="P7"/>
      <text:p text:style-name="P15"><text:span text:style-name="T11">Total = 96 bits</text:span><text:tab/><text:tab/><text:tab/><text:tab/><text:tab/><text:tab/><text:tab/><text:tab/><text:tab/><text:tab/></text:p>
      <text:p text:style-name="P15"/>
      <text:p text:style-name="P15"/>
      <text:p text:style-name="P20"><text:span text:style-name="T14">C</text:span><text:span text:style-name="T12">oordonnées GPS : 47.995861;0.205248 → Lycée Touchard Washington</text:span></text:p>
      <text:p text:style-name="P13"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1" style:family="table">
      <style:table-properties style:width="25.7cm" table:align="margins"/>
    </style:style>
    <style:style style:name="Tableau11.A" style:family="table-column">
      <style:table-column-properties style:column-width="12.547cm" style:rel-column-width="31992*"/>
    </style:style>
    <style:style style:name="Tableau11.B" style:family="table-column">
      <style:table-column-properties style:column-width="7.579cm" style:rel-column-width="19327*"/>
    </style:style>
    <style:style style:name="Tableau11.C" style:family="table-column">
      <style:table-column-properties style:column-width="5.576cm" style:rel-column-width="14216*"/>
    </style:style>
    <style:style style:name="Tableau11.A1" style:family="table-cell">
      <style:table-cell-properties fo:background-color="#729fcf" fo:padding="0.097cm" fo:border-left="none" fo:border-right="none" fo:border-top="3pt solid #729fcf" fo:border-bottom="none" style:writing-mode="page">
        <style:background-image/>
      </style:table-cell-properties>
    </style:style>
    <style:style style:name="Tableau11.B1" style:family="table-cell">
      <style:table-cell-properties fo:background-color="transparent" fo:padding="0.097cm" fo:border-left="3pt solid #729fcf" fo:border-right="none" fo:border-top="3pt solid #729fcf" fo:border-bottom="none" style:writing-mode="page">
        <style:background-image/>
      </style:table-cell-properties>
    </style:style>
    <style:style style:name="MP1" style:family="paragraph" style:parent-style-name="Footer">
      <style:text-properties officeooo:paragraph-rsid="00910abc"/>
    </style:style>
    <style:style style:name="M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bd9d" officeooo:paragraph-rsid="00910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910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4" style:family="paragraph" style:parent-style-name="Standard">
      <style:text-properties officeooo:paragraph-rsid="00910abc"/>
    </style:style>
    <style:page-layout style:name="Mpm1">
      <style:page-layout-properties fo:page-width="29.7cm" fo:page-height="21.001cm" style:num-format="1" style:print-orientation="landscape" fo:margin-top="2cm" fo:margin-bottom="2cm" fo:margin-left="0.714cm" fo:margin-right="0.88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Landscape" style:page-layout-name="Mpm2">
      <style:footer>
        <text:p text:style-name="MP1"/>
        <table:table table:name="Tableau11" table:style-name="Tableau11">
          <table:table-column table:style-name="Tableau11.A"/>
          <table:table-column table:style-name="Tableau11.B"/>
          <table:table-column table:style-name="Tableau11.C"/>
          <table:table-row>
            <table:table-cell table:style-name="Tableau11.A1" office:value-type="string">
              <text:p text:style-name="MP2">Antoine PACOT</text:p>
            </table:table-cell>
            <table:table-cell table:style-name="Tableau11.B1" office:value-type="string">
              <text:p text:style-name="MP2">Ballon sonde</text:p>
            </table:table-cell>
            <table:table-cell table:style-name="Tableau11.B1" office:value-type="string">
              <text:p text:style-name="MP3"><text:page-number text:select-page="current">1</text:page-number>/<text:page-count>1</text:page-count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18T11:54:03.511386510</meta:creation-date>
    <dc:date>2021-04-02T11:53:16.527226067</dc:date>
    <meta:editing-duration>PT14H57M17S</meta:editing-duration>
    <meta:editing-cycles>24</meta:editing-cycles>
    <meta:generator>LibreOffice/6.3.5.2$Linux_X86_64 LibreOffice_project/30$Build-2</meta:generator>
    <meta:document-statistic meta:table-count="3" meta:image-count="0" meta:object-count="0" meta:page-count="1" meta:paragraph-count="128" meta:word-count="219" meta:character-count="787" meta:non-whitespace-character-count="576"/>
  </office:meta>
</office:document-meta>
</file>